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3.5">
            <text:p>3,5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65.5">
            <text:p>165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4.10.2020</text:date>, <text:time>15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40S</meta:editing-duration>
    <meta:editing-cycles>69</meta:editing-cycles>
    <meta:generator>OpenOffice/4.1.7$Win32 OpenOffice.org_project/417m1$Build-9800</meta:generator>
    <dc:date>2020-10-14T15:04:46.03</dc:date>
    <dc:creator>Coco </dc:creator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